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A04000007941907F61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75cm" svg:x="1.259cm" svg:y="7.571cm">
          <draw:image xlink:href="Pictures/1000000000000A04000007941907F613.jpg" xlink:type="simple" xlink:show="embed" xlink:actuate="onLoad">
            <text:p/>
          </draw:image>
        </draw:frame>
        <draw:frame draw:style-name="gr2" draw:layer="layout" svg:width="4.953cm" svg:height="1.673cm" svg:x="11.606cm" svg:y="14.97cm">
          <draw:text-box>
            <text:p>Input S</text:p>
            <text:p/>
          </draw:text-box>
        </draw:frame>
        <draw:line draw:style-name="gr3" draw:text-style-name="P1" draw:layer="layout" svg:x1="12.368cm" svg:y1="15.859cm" svg:x2="11.098cm" svg:y2="17.002cm">
          <text:p/>
        </draw:line>
        <draw:frame draw:style-name="gr2" draw:layer="layout" svg:width="4.953cm" svg:height="1.266cm" svg:x="11.614cm" svg:y="9.878cm">
          <draw:text-box>
            <text:p>Point M</text:p>
          </draw:text-box>
        </draw:frame>
        <draw:line draw:style-name="gr3" draw:text-style-name="P1" draw:layer="layout" svg:x1="12.376cm" svg:y1="10.767cm" svg:x2="11.106cm" svg:y2="11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0T10:10:22</meta:creation-date>
    <dc:date>2012-11-10T10:29:37</dc:date>
    <meta:editing-duration>P0D</meta:editing-duration>
    <meta:editing-cycles>2</meta:editing-cycles>
    <meta:generator>LibreOffice/3.6$MacOSX_x86 LibreOffice_project/da8c1e6-fd468f4-454e206-f42a4a9-143cfd</meta:generator>
    <meta:document-statistic meta:object-count="5"/>
  </office:meta>
</office:document-meta>
</file>